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Script started on 2019-03-06 09:11:49+0530</text:p>
      <text:p text:style-name="Preformatted_20_Text">praveen@praveen$ cat Deadlock.c</text:p>
      <text:p text:style-name="Preformatted_20_Text">#include&lt;stdio.h&gt;</text:p>
      <text:p text:style-name="Preformatted_20_Text">int M = 3, N = 2;</text:p>
      <text:p text:style-name="Preformatted_20_Text">int RAG[10][10];</text:p>
      <text:p text:style-name="Preformatted_20_Text">int WFG[10][10];</text:p>
      <text:p text:style-name="Preformatted_20_Text">int stack[10], v[10], top = -1, flag = 0, l = 0, cycle = 0;</text:p>
      <text:p text:style-name="Preformatted_20_Text">void print(int a[][10], int n, int m)</text:p>
      <text:p text:style-name="Preformatted_20_Text">{</text:p>
      <text:p text:style-name="Preformatted_20_Text"><text:s text:c="4"/>for(int i = 0; i &lt; n; i++)</text:p>
      <text:p text:style-name="Preformatted_20_Text"><text:s text:c="4"/>{</text:p>
      <text:p text:style-name="Preformatted_20_Text"><text:s text:c="8"/>for(int j = 0; j &lt; m; j++)</text:p>
      <text:p text:style-name="Preformatted_20_Text"><text:s text:c="8"/>{</text:p>
      <text:p text:style-name="Preformatted_20_Text"><text:s text:c="12"/>printf("%d ", a[i][j]);</text:p>
      <text:p text:style-name="Preformatted_20_Text"><text:s text:c="8"/>}</text:p>
      <text:p text:style-name="Preformatted_20_Text"><text:s text:c="8"/>printf("\n");</text:p>
      <text:p text:style-name="Preformatted_20_Text"><text:s text:c="4"/>}</text:p>
      <text:p text:style-name="Preformatted_20_Text">}</text:p>
      <text:p text:style-name="Preformatted_20_Text">void request()</text:p>
      <text:p text:style-name="Preformatted_20_Text">{</text:p>
      <text:p text:style-name="Preformatted_20_Text"><text:s text:c="4"/>printf("PID and RID: ");</text:p>
      <text:p text:style-name="Preformatted_20_Text"><text:s text:c="4"/>int p, r, flag = 0;</text:p>
      <text:p text:style-name="Preformatted_20_Text"><text:s text:c="4"/>scanf("%d %d", &amp;p, &amp;r);</text:p>
      <text:p text:style-name="Preformatted_20_Text"><text:s text:c="4"/>p--; r--; r+=M;</text:p>
      <text:p text:style-name="Preformatted_20_Text"><text:s text:c="4"/>RAG[p][r] = 1;</text:p>
      <text:p text:style-name="Preformatted_20_Text"><text:s text:c="4"/>for(int i = 0; i &lt; M+N; i++)</text:p>
      <text:p text:style-name="Preformatted_20_Text"><text:s text:c="4"/>{</text:p>
      <text:p text:style-name="Preformatted_20_Text"><text:s text:c="8"/>if(RAG[r][i] == 1) {</text:p>
      <text:p text:style-name="Preformatted_20_Text"><text:s text:c="12"/>flag = 1;</text:p>
      <text:p text:style-name="Preformatted_20_Text"><text:s text:c="8"/>}</text:p>
      <text:p text:style-name="Preformatted_20_Text"><text:s text:c="4"/>}</text:p>
      <text:p text:style-name="Preformatted_20_Text"><text:s text:c="4"/>if(flag == 0) {</text:p>
      <text:p text:style-name="Preformatted_20_Text"><text:s text:c="8"/>RAG[p][r] = 0;</text:p>
      <text:p text:style-name="Preformatted_20_Text"><text:s text:c="8"/>RAG[r][p] = 1;</text:p>
      <text:p text:style-name="Preformatted_20_Text"><text:s text:c="4"/>}</text:p>
      <text:p text:style-name="Preformatted_20_Text">}</text:p>
      <text:p text:style-name="Preformatted_20_Text">void release()</text:p>
      <text:p text:style-name="Preformatted_20_Text">{</text:p>
      <text:p text:style-name="Preformatted_20_Text"><text:s text:c="4"/>printf("PID and RID: ");</text:p>
      <text:p text:style-name="Preformatted_20_Text"><text:s text:c="4"/>int p, r;</text:p>
      <text:p text:style-name="Preformatted_20_Text"><text:s text:c="4"/>scanf("%d %d", &amp;p, &amp;r);</text:p>
      <text:p text:style-name="Preformatted_20_Text"><text:s text:c="4"/>p--; r--; r+=M;</text:p>
      <text:p text:style-name="Preformatted_20_Text"><text:s text:c="4"/>if(RAG[r][p] == 0) return;</text:p>
      <text:p text:style-name="Preformatted_20_Text"><text:s text:c="4"/>RAG[r][p] = 0;</text:p>
      <text:p text:style-name="Preformatted_20_Text"><text:s text:c="4"/>for(int i = 0; i &lt; M; i++)</text:p>
      <text:p text:style-name="Preformatted_20_Text"><text:s text:c="4"/>{</text:p>
      <text:p text:style-name="Preformatted_20_Text"><text:tab/>if(RAG[i][r] == 1) {</text:p>
      <text:p text:style-name="Preformatted_20_Text"><text:tab/> <text:s text:c="3"/>RAG[r][i] = 1;</text:p>
      <text:p text:style-name="Preformatted_20_Text"><text:tab/> <text:s text:c="3"/>RAG[i][r] = 0;</text:p>
      <text:p text:style-name="Preformatted_20_Text"><text:tab/> <text:s text:c="3"/>break;</text:p>
      <text:p text:style-name="Preformatted_20_Text"><text:tab/>}</text:p>
      <text:p text:style-name="Preformatted_20_Text"><text:s text:c="4"/>} </text:p>
      <text:p text:style-name="Preformatted_20_Text">}</text:p>
      <text:p text:style-name="Preformatted_20_Text">void checkcycle(int a, int o)</text:p>
      <text:p text:style-name="Preformatted_20_Text">{</text:p>
      <text:p text:style-name="Preformatted_20_Text"><text:s text:c="4"/>v[a] = 1;</text:p>
      <text:p text:style-name="Preformatted_20_Text"><text:s text:c="4"/>top++;</text:p>
      <text:p text:style-name="Preformatted_20_Text"><text:s text:c="4"/>stack[top] = a;</text:p>
      <text:p text:style-name="Preformatted_20_Text"><text:s text:c="4"/>for(int i = 0; i &lt; M+N &amp;&amp; cycle == 0; i++)</text:p>
      <text:p text:style-name="Preformatted_20_Text"><text:s text:c="4"/>{</text:p>
      <text:p text:style-name="Preformatted_20_Text"><text:s text:c="8"/>if(RAG[a][i] == 1 &amp;&amp; i == o &amp;&amp; l &gt;= 3) {</text:p>
      <text:p text:style-name="Preformatted_20_Text"><text:s text:c="12"/>cycle = 1;</text:p>
      <text:p text:style-name="Preformatted_20_Text"><text:s text:c="12"/>break;</text:p>
      <text:p text:style-name="Preformatted_20_Text"><text:s text:c="8"/>}</text:p>
      <text:p text:style-name="Preformatted_20_Text"><text:soft-page-break/><text:s text:c="8"/>if(v[i]==0 &amp;&amp; RAG[a][i]==1) {</text:p>
      <text:p text:style-name="Preformatted_20_Text"><text:s text:c="12"/>l++;</text:p>
      <text:p text:style-name="Preformatted_20_Text"><text:s text:c="12"/>checkcycle(i, o);</text:p>
      <text:p text:style-name="Preformatted_20_Text"><text:s text:c="8"/>}</text:p>
      <text:p text:style-name="Preformatted_20_Text"><text:s text:c="4"/>}</text:p>
      <text:p text:style-name="Preformatted_20_Text"><text:s text:c="4"/>if(cycle == 1) {</text:p>
      <text:p text:style-name="Preformatted_20_Text"><text:tab/>if(stack[top] &gt;= M) printf("R%d ", stack[top] - M + 1);</text:p>
      <text:p text:style-name="Preformatted_20_Text"><text:tab/>else printf("P%d ", stack[top] + 1);</text:p>
      <text:p text:style-name="Preformatted_20_Text"><text:tab/>top--;</text:p>
      <text:p text:style-name="Preformatted_20_Text"><text:s text:c="4"/>}</text:p>
      <text:p text:style-name="Preformatted_20_Text">}</text:p>
      <text:p text:style-name="Preformatted_20_Text">void detect()</text:p>
      <text:p text:style-name="Preformatted_20_Text">{</text:p>
      <text:p text:style-name="Preformatted_20_Text"><text:s text:c="4"/>for(int a = 0; a &lt; M+N; a++)</text:p>
      <text:p text:style-name="Preformatted_20_Text"><text:s text:c="4"/>{</text:p>
      <text:p text:style-name="Preformatted_20_Text"><text:s text:c="8"/>cycle = 0;</text:p>
      <text:p text:style-name="Preformatted_20_Text"><text:s text:c="8"/>checkcycle(a, a);</text:p>
      <text:p text:style-name="Preformatted_20_Text"><text:tab/>for(int i = 0; i &lt; M+N; i++) v[i] = 0;</text:p>
      <text:p text:style-name="Preformatted_20_Text"><text:s text:c="8"/>if(cycle == 1) {</text:p>
      <text:p text:style-name="Preformatted_20_Text"><text:s text:c="12"/>printf("Deadlock!\n");</text:p>
      <text:p text:style-name="Preformatted_20_Text"><text:s text:c="12"/>break;</text:p>
      <text:p text:style-name="Preformatted_20_Text"><text:s text:c="8"/>}</text:p>
      <text:p text:style-name="Preformatted_20_Text"><text:s text:c="4"/>}</text:p>
      <text:p text:style-name="Preformatted_20_Text"><text:s text:c="4"/>if(cycle == 0) printf("No deadlock!\n");</text:p>
      <text:p text:style-name="Preformatted_20_Text">}</text:p>
      <text:p text:style-name="Preformatted_20_Text">void waitforgraph()</text:p>
      <text:p text:style-name="Preformatted_20_Text">{</text:p>
      <text:p text:style-name="Preformatted_20_Text"><text:s text:c="4"/>for(int i = 0; i &lt; M; i++)</text:p>
      <text:p text:style-name="Preformatted_20_Text"><text:tab/>for(int j = 0; j &lt; M; j++)</text:p>
      <text:p text:style-name="Preformatted_20_Text"><text:tab/> <text:s text:c="3"/>WFG[i][j] = 0;</text:p>
      <text:p text:style-name="Preformatted_20_Text"><text:s text:c="4"/>for(int i = 0; i &lt; M; i++)</text:p>
      <text:p text:style-name="Preformatted_20_Text"><text:s text:c="4"/>{</text:p>
      <text:p text:style-name="Preformatted_20_Text"><text:tab/>for(int j = M; j &lt; M+N; j++)</text:p>
      <text:p text:style-name="Preformatted_20_Text"><text:tab/>{</text:p>
      <text:p text:style-name="Preformatted_20_Text"><text:tab/> <text:s text:c="3"/>if(RAG[i][j] == 1)</text:p>
      <text:p text:style-name="Preformatted_20_Text"><text:tab/> <text:s text:c="3"/>{</text:p>
      <text:p text:style-name="Preformatted_20_Text"><text:tab/><text:tab/>int r = j;</text:p>
      <text:p text:style-name="Preformatted_20_Text"><text:tab/><text:tab/>for(int k = 0; k &lt; M; k++)</text:p>
      <text:p text:style-name="Preformatted_20_Text"><text:tab/><text:tab/>{</text:p>
      <text:p text:style-name="Preformatted_20_Text"><text:tab/><text:tab/> <text:s text:c="3"/>if(RAG[r][k] == 1) {</text:p>
      <text:p text:style-name="Preformatted_20_Text"><text:tab/><text:tab/><text:tab/>r = k; break;</text:p>
      <text:p text:style-name="Preformatted_20_Text"><text:tab/><text:tab/> <text:s text:c="3"/>}</text:p>
      <text:p text:style-name="Preformatted_20_Text"><text:tab/><text:tab/>}</text:p>
      <text:p text:style-name="Preformatted_20_Text"><text:tab/><text:tab/>WFG[i][r] = 1;</text:p>
      <text:p text:style-name="Preformatted_20_Text"><text:tab/> <text:s text:c="3"/>}</text:p>
      <text:p text:style-name="Preformatted_20_Text"><text:tab/>}</text:p>
      <text:p text:style-name="Preformatted_20_Text"><text:s text:c="4"/>}</text:p>
      <text:p text:style-name="Preformatted_20_Text">}</text:p>
      <text:p text:style-name="Preformatted_20_Text">int main()</text:p>
      <text:p text:style-name="Preformatted_20_Text">{</text:p>
      <text:p text:style-name="Preformatted_20_Text"><text:s text:c="4"/>int ch = 0;</text:p>
      <text:p text:style-name="Preformatted_20_Text"><text:s text:c="4"/>printf("Enter no. of processes and resources: ");</text:p>
      <text:p text:style-name="Preformatted_20_Text"><text:s text:c="4"/>scanf("%d %d", &amp;M, &amp;N);</text:p>
      <text:p text:style-name="Preformatted_20_Text"><text:s text:c="4"/>do {</text:p>
      <text:p text:style-name="Preformatted_20_Text"><text:tab/>printf("1. Request 2. Release 3. Detect Deadlock 4. Print RAG 5. Print WFG 6. Exit\nChoice: ");</text:p>
      <text:p text:style-name="Preformatted_20_Text"><text:tab/>scanf("%d", &amp;ch);</text:p>
      <text:p text:style-name="Preformatted_20_Text"><text:tab/>switch(ch)</text:p>
      <text:p text:style-name="Preformatted_20_Text"><text:tab/>{</text:p>
      <text:p text:style-name="Preformatted_20_Text"><text:tab/> <text:s text:c="3"/>case 1: request(); break;</text:p>
      <text:p text:style-name="Preformatted_20_Text"><text:tab/> <text:s text:c="3"/>case 2: release(); break;</text:p>
      <text:p text:style-name="Preformatted_20_Text"><text:tab/> <text:s text:c="3"/>case 3: detect(); break;</text:p>
      <text:p text:style-name="Preformatted_20_Text"><text:tab/> <text:s text:c="3"/>case 4: print(RAG, M+N, M+N); break;</text:p>
      <text:p text:style-name="Preformatted_20_Text"><text:tab/> <text:s text:c="3"/>case 5: waitforgraph(); print(WFG, M, M); break;</text:p>
      <text:p text:style-name="Preformatted_20_Text"><text:soft-page-break/><text:tab/>}</text:p>
      <text:p text:style-name="Preformatted_20_Text"><text:tab/>printf("\n");</text:p>
      <text:p text:style-name="Preformatted_20_Text"><text:s text:c="4"/>}while(ch != 6);</text:p>
      <text:p text:style-name="Preformatted_20_Text"><text:s text:c="4"/>return 0;</text:p>
      <text:p text:style-name="Preformatted_20_Text">}</text:p>
      <text:p text:style-name="Preformatted_20_Text">praveen@praveen$ gcc Deadlock.c</text:p>
      <text:p text:style-name="Preformatted_20_Text">praveen@praveen$ ./a.out</text:p>
      <text:p text:style-name="Preformatted_20_Text">Enter no. of processes and resources: 5 4</text:p>
      <text:p text:style-name="Preformatted_20_Text">1. Request 2. Release 3. Detect Deadlock 4. Print RAG 5. Print WFG 6. Exit</text:p>
      <text:p text:style-name="Preformatted_20_Text">Choice: 1</text:p>
      <text:p text:style-name="Preformatted_20_Text">PID and RID: 1 3</text:p>
      <text:p text:style-name="Preformatted_20_Text"></text:p>
      <text:p text:style-name="Preformatted_20_Text">1. Request 2. Release 3. Detect Deadlock 4. Print RAG 5. Print WFG 6. Exit</text:p>
      <text:p text:style-name="Preformatted_20_Text">Choice: 1</text:p>
      <text:p text:style-name="Preformatted_20_Text">PID and RID: 2 2</text:p>
      <text:p text:style-name="Preformatted_20_Text"></text:p>
      <text:p text:style-name="Preformatted_20_Text">1. Request 2. Release 3. Detect Deadlock 4. Print RAG 5. Print WFG 6. Exit</text:p>
      <text:p text:style-name="Preformatted_20_Text">Choice: 3# #1</text:p>
      <text:p text:style-name="Preformatted_20_Text">PID and RID: 3 0</text:p>
      <text:p text:style-name="Preformatted_20_Text"></text:p>
      <text:p text:style-name="Preformatted_20_Text">1. Request 2. Release 3. Detect Deadlock 4. Print RAG 5. Print WFG 6. Exit</text:p>
      <text:p text:style-name="Preformatted_20_Text">Choice: 4# #1</text:p>
      <text:p text:style-name="Preformatted_20_Text">PID and RID: 4 1</text:p>
      <text:p text:style-name="Preformatted_20_Text"></text:p>
      <text:p text:style-name="Preformatted_20_Text">1. Request 2. Release 3. Detect Deadlock 4. Print RAG 5. Print WFG 6. Exit</text:p>
      <text:p text:style-name="Preformatted_20_Text">Choice: 1</text:p>
      <text:p text:style-name="Preformatted_20_Text">PID and RID: 1 1</text:p>
      <text:p text:style-name="Preformatted_20_Text"></text:p>
      <text:p text:style-name="Preformatted_20_Text">1. Request 2. Release 3. Detect Deadlock 4. Print RAG 5. Print WFG 6. Exit</text:p>
      <text:p text:style-name="Preformatted_20_Text">Choice: 2 3</text:p>
      <text:p text:style-name="Preformatted_20_Text">PID and RID: 0</text:p>
      <text:p text:style-name="Preformatted_20_Text"></text:p>
      <text:p text:style-name="Preformatted_20_Text">1. Request 2. Release 3. Detect Deadlock 4. Print RAG 5. Print WFG 6. Exit</text:p>
      <text:p text:style-name="Preformatted_20_Text">Choice: 1</text:p>
      <text:p text:style-name="Preformatted_20_Text">PID and RID: 0 0</text:p>
      <text:p text:style-name="Preformatted_20_Text"></text:p>
      <text:p text:style-name="Preformatted_20_Text">1. Request 2. Release 3. Detect Deadlock 4. Print RAG 5. Print WFG 6. Exit</text:p>
      <text:p text:style-name="Preformatted_20_Text">Choice: 1</text:p>
      <text:p text:style-name="Preformatted_20_Text">PID and RID: 3 0</text:p>
      <text:p text:style-name="Preformatted_20_Text"></text:p>
      <text:p text:style-name="Preformatted_20_Text">1. Request 2. Release 3. Detect Deadlock 4. Print RAG 5. Print WFG 6. Exit</text:p>
      <text:p text:style-name="Preformatted_20_Text">Choice: 3</text:p>
      <text:p text:style-name="Preformatted_20_Text">No deadlock!</text:p>
      <text:p text:style-name="Preformatted_20_Text"></text:p>
      <text:p text:style-name="Preformatted_20_Text">1. Request 2. Release 3. Detect Deadlock 4. Print RAG 5. Print WFG 6. Exit</text:p>
      <text:p text:style-name="Preformatted_20_Text">Choice: 1</text:p>
      <text:p text:style-name="Preformatted_20_Text">PID and RID: 1# #4 3</text:p>
      <text:p text:style-name="Preformatted_20_Text"></text:p>
      <text:p text:style-name="Preformatted_20_Text">1. Request 2. Release 3. Detect Deadlock 4. Print RAG 5. Print WFG 6. Exit</text:p>
      <text:p text:style-name="Preformatted_20_Text">Choice: 3</text:p>
      <text:p text:style-name="Preformatted_20_Text">R3 P4 R1 P1 Deadlock!</text:p>
      <text:p text:style-name="Preformatted_20_Text"></text:p>
      <text:p text:style-name="Preformatted_20_Text">1. Request 2. Release 3. Detect Deadlock 4. Print RAG 5. Print WFG 6. Exit</text:p>
      <text:p text:style-name="Preformatted_20_Text">Choice: 4</text:p>
      <text:p text:style-name="Preformatted_20_Text">0 0 0 0 0 1 0 0 0 </text:p>
      <text:p text:style-name="Preformatted_20_Text">0 0 0 0 0 0 0 0 0 </text:p>
      <text:p text:style-name="Preformatted_20_Text">0 0 0 0 0 0 0 0 0 </text:p>
      <text:p text:style-name="Preformatted_20_Text">0 0 0 0 0 0 0 1 0 </text:p>
      <text:p text:style-name="Preformatted_20_Text">0 0 1 0 0 0 0 0 0 </text:p>
      <text:p text:style-name="Preformatted_20_Text">0 0 0 1 0 0 0 0 0 </text:p>
      <text:p text:style-name="Preformatted_20_Text">0 1 0 0 0 0 0 0 0 </text:p>
      <text:p text:style-name="Preformatted_20_Text">1 0 0 0 0 0 0 0 0 </text:p>
      <text:p text:style-name="Preformatted_20_Text">0 0 0 0 0 0 0 0 0 </text:p>
      <text:p text:style-name="Preformatted_20_Text"></text:p>
      <text:p text:style-name="Preformatted_20_Text"><text:soft-page-break/>1. Request 2. Release 3. Detect Deadlock 4. Print RAG 5. Print WFG 6. Exit</text:p>
      <text:p text:style-name="Preformatted_20_Text">Choice: 5</text:p>
      <text:p text:style-name="Preformatted_20_Text">0 0 0 1 0 </text:p>
      <text:p text:style-name="Preformatted_20_Text">0 0 0 0 0 </text:p>
      <text:p text:style-name="Preformatted_20_Text">0 0 0 0 0 </text:p>
      <text:p text:style-name="Preformatted_20_Text">1 0 0 0 0 </text:p>
      <text:p text:style-name="Preformatted_20_Text">0 0 0 0 0 </text:p>
      <text:p text:style-name="Preformatted_20_Text"></text:p>
      <text:p text:style-name="Preformatted_20_Text">1. Request 2. Release 3. Detect Deadlock 4. Print RAG 5. Print WFG 6. Exit</text:p>
      <text:p text:style-name="Preformatted_20_Text">Choice: 2</text:p>
      <text:p text:style-name="Preformatted_20_Text">PID and RID: 4 3</text:p>
      <text:p text:style-name="Preformatted_20_Text"></text:p>
      <text:p text:style-name="Preformatted_20_Text">1. Request 2. Release 3. Detect Deadlock 4. Print RAG 5. Print WFG 6. Exit</text:p>
      <text:p text:style-name="Preformatted_20_Text">Choice: 3</text:p>
      <text:p text:style-name="Preformatted_20_Text">R3 P4 R1 P1 Deadlock!</text:p>
      <text:p text:style-name="Preformatted_20_Text"></text:p>
      <text:p text:style-name="Preformatted_20_Text">1. Request 2. Release 3. Detect Deadlock 4. Print RAG 5. Print WFG 6. Exit</text:p>
      <text:p text:style-name="Preformatted_20_Text">Choice: 2</text:p>
      <text:p text:style-name="Preformatted_20_Text">PID and RID: 4 1</text:p>
      <text:p text:style-name="Preformatted_20_Text"></text:p>
      <text:p text:style-name="Preformatted_20_Text">1. Request 2. Release 3. Detect Deadlock 4. Print RAG 5. Print WFG 6. Exit</text:p>
      <text:p text:style-name="Preformatted_20_Text">Choice: 3</text:p>
      <text:p text:style-name="Preformatted_20_Text">No deadlock!</text:p>
      <text:p text:style-name="Preformatted_20_Text"></text:p>
      <text:p text:style-name="Preformatted_20_Text">1. Request 2. Release 3. Detect Deadlock 4. Print RAG 5. Print WFG 6. Exit</text:p>
      <text:p text:style-name="Preformatted_20_Text">Choice: 6</text:p>
      <text:p text:style-name="Preformatted_20_Text"></text:p>
      <text:p text:style-name="Preformatted_20_Text">praveen@praveen$ exit</text:p>
      <text:p text:style-name="Preformatted_20_Text">exit</text:p>
      <text:p text:style-name="Preformatted_20_Text"/>
      <text:p text:style-name="Preformatted_20_Text">Script done on 2019-03-06 09:23:34+053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6T09:27:22.458289440</dc:date>
    <meta:editing-duration>PT3M37S</meta:editing-duration>
    <meta:editing-cycles>1</meta:editing-cycles>
    <meta:document-statistic meta:table-count="0" meta:image-count="0" meta:object-count="0" meta:page-count="4" meta:paragraph-count="221" meta:word-count="942" meta:character-count="4787" meta:non-whitespace-character-count="3318"/>
    <meta:generator>LibreOffice/6.0.7.3$Linux_X86_64 LibreOffice_project/00m0$Build-3</meta:generator>
  </office:meta>
</office:document-meta>
</file>